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a02b" officeooo:paragraph-rsid="0002a02b"/>
    </style:style>
    <style:style style:name="P2" style:family="paragraph" style:parent-style-name="Standard" style:list-style-name="L1">
      <style:text-properties officeooo:rsid="0002a02b" officeooo:paragraph-rsid="0002a02b"/>
    </style:style>
    <style:style style:name="P3" style:family="paragraph" style:parent-style-name="Standard" style:list-style-name="L2">
      <style:text-properties officeooo:rsid="0002a02b" officeooo:paragraph-rsid="0002a0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Info</text:p>
      <text:list text:style-name="L1">
        <text:list-item>
          <text:p text:style-name="P2">Expected Turnaround Time</text:p>
        </text:list-item>
        <text:list-item>
          <text:p text:style-name="P2">Shipping Time</text:p>
        </text:list-item>
      </text:list>
      <text:p text:style-name="P1">Usage Rights &amp; Copyright</text:p>
      <text:p text:style-name="P1">Pricing &amp; Payment</text:p>
      <text:list text:style-name="L2">
        <text:list-item>
          <text:p text:style-name="P3">Price</text:p>
        </text:list-item>
        <text:list-item>
          <text:p text:style-name="P3">Payment Extension</text:p>
        </text:list-item>
        <text:list-item>
          <text:p text:style-name="P3">Cancellation</text:p>
        </text:list-item>
      </text:list>
      <text:p text:style-name="P1">Confidentiality &amp; Privacy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1:17:47.945000000</meta:creation-date>
    <dc:date>2025-02-18T22:37:16.278000000</dc:date>
    <meta:editing-duration>PT11M44S</meta:editing-duration>
    <meta:editing-cycles>1</meta:editing-cycles>
    <meta:document-statistic meta:table-count="0" meta:image-count="0" meta:object-count="0" meta:page-count="1" meta:paragraph-count="9" meta:word-count="26" meta:character-count="154" meta:non-whitespace-character-count="142"/>
    <meta:generator>LibreOffice/24.8.4.2$Windows_X86_64 LibreOffice_project/bb3cfa12c7b1bf994ecc5649a80400d06cd71002</meta:generator>
  </office:meta>
</office:document-meta>
</file>